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1.32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35.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ptain Mono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ptain Mono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null-year="1957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Default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1015" table:default-cell-style-name="ce2"/>
        <table:table-row table:style-name="ro1">
          <table:table-cell table:style-name="ce1"/>
          <table:table-cell table:number-columns-repeated="2"/>
          <table:table-cell office:value-type="string" calcext:value-type="string">
            <text:p>Implementation</text:p>
          </table:table-cell>
          <table:table-cell table:style-name="ce3" office:value-type="string" calcext:value-type="string">
            <text:p>Array#hash</text:p>
          </table:table-cell>
          <table:table-cell table:style-name="ce3" table:number-columns-repeated="3"/>
          <table:table-cell table:style-name="ce3" office:value-type="string" calcext:value-type="string">
            <text:p>Point#cantor_pairing</text:p>
          </table:table-cell>
          <table:table-cell table:style-name="ce3" table:number-columns-repeated="1015"/>
        </table:table-row>
        <table:table-row table:style-name="ro1">
          <table:table-cell table:style-name="ce1"/>
          <table:table-cell table:number-columns-repeated="3"/>
          <table:table-cell table:style-name="ce3" office:value-type="string" calcext:value-type="string">
            <text:p>Trial</text:p>
          </table:table-cell>
          <table:table-cell table:style-name="ce3"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1011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Total Time</text:p>
          </table:table-cell>
          <table:table-cell table:style-name="ce7"/>
          <table:table-cell table:style-name="ce3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table:style-name="ce5" office:value-type="string" calcext:value-type="string">
            <text:p>&lt;Class::Traveller&gt;#endpoints_distance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5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1011"/>
        </table:table-row>
        <table:table-row table:style-name="ro1">
          <table:table-cell/>
          <table:table-cell office:value-type="string" calcext:value-type="string">
            <text:p>&lt;Class::Traveller&gt;#twice_visited_points_distance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RSpec::ExampleGroups::Year2016Day1#input</text:p>
          </table:table-cell>
          <table:table-cell table:number-columns-repeated="2"/>
          <table:table-cell table:style-name="ce3" office:value-type="float" office:value="0.04" calcext:value-type="float">
            <text:p>0.04</text:p>
          </table:table-cell>
          <table:table-cell table:number-columns-repeated="7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columns</text:p>
          </table:table-cell>
          <table:table-cell table:number-columns-repeated="2"/>
          <table:table-cell table:style-name="ce3" office:value-type="float" office:value="0.03" calcext:value-type="float">
            <text:p>0.03</text:p>
          </table:table-cell>
          <table:table-cell table:number-columns-repeated="8" table:style-name="ce3" office:value-type="float" office:value="0.02" calcext:value-type="float">
            <text:p>0.02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rows</text:p>
          </table:table-cell>
          <table:table-cell table:number-columns-repeated="2"/>
          <table:table-cell table:number-columns-repeated="9" table:style-name="ce3" office:value-type="float" office:value="0.02" calcext:value-type="float">
            <text:p>0.02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&lt;Class::Keypad&gt;#bathroom_code</text:p>
          </table:table-cell>
          <table:table-cell table:number-columns-repeated="2"/>
          <table:table-cell table:style-name="ce3" office:value-type="float" office:value="0.02" calcext:value-type="float">
            <text:p>0.02</text:p>
          </table:table-cell>
          <table:table-cell table:number-columns-repeated="5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table:number-columns-repeated="1011"/>
        </table:table-row>
        <table:table-row table:style-name="ro1" table:number-rows-repeated="65528">
          <table:table-cell table:style-name="ce3"/>
          <table:table-cell table:style-name="ce6"/>
          <table:table-cell table:number-columns-repeated="2"/>
          <table:table-cell table:style-name="ce3" table:number-columns-repeated="1020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Arial" fo:language="en" fo:country="C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style:font-name="Captain Mono" fo:font-family="'Captain Mono'" style:font-style-name="Regular" style:font-pitch="fixed" fo:font-weight="norm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00-00-00</text:date>, <text:time style:data-style-name="N2" text:time-value="23:12:15.298835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0:36:19.877213138</meta:creation-date>
    <dc:title>OpenDocument Spreadsheet</dc:title>
    <meta:editing-duration>PT3H44M27S</meta:editing-duration>
    <meta:editing-cycles>6</meta:editing-cycles>
    <meta:generator>LibreOffice/5.2.3.3$Linux_X86_64 LibreOffice_project/20m0$Build-3</meta:generator>
    <meta:initial-creator>Khalil Fazal</meta:initial-creator>
    <dc:date>2016-12-25T00:02:44.656417294</dc:date>
    <dc:creator>Khalil Fazal</dc:creator>
    <meta:document-statistic meta:table-count="3" meta:cell-count="75" meta:object-count="0"/>
    <meta:template xlink:type="simple" xlink:actuate="onRequest" xlink:title="OpenDocument Spreadsheet" xlink:href="../../../../../Templates/OpenDocument%20Spreadsheet.ots" meta:date="2016-12-23T20:36:19.644936319"/>
  </office:meta>
</office:document-meta>
</file>